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20"/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table:number-columns-repeated="16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table:number-columns-repeated="12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table:number-columns-repeated="8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table:number-columns-repeated="10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table:number-columns-repeated="14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table:number-columns-repeated="18"/>
          <table:table-cell table:style-name="ce1" office:value-type="string">
            <text:p>X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10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10:53:28</dc:date>
    <dc:creator>Rafael Beirigo</dc:creator>
    <meta:editing-duration>PT09H37M21S</meta:editing-duration>
    <meta:editing-cycles>17</meta:editing-cycles>
    <meta:generator>OpenOffice.org/3.2$Unix OpenOffice.org_project/320m12$Build-9483</meta:generator>
    <meta:document-statistic meta:table-count="1" meta:cell-count="384" meta:object-count="0"/>
  </office:meta>
</office:document-meta>
</file>